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62489" officeooo:paragraph-rsid="02d380db" style:font-weight-asian="normal" style:font-weight-complex="normal"/>
    </style:style>
    <style:style style:name="P50" style:family="paragraph" style:parent-style-name="Text_20_body">
      <style:text-properties fo:font-weight="normal" officeooo:rsid="02a62489" officeooo:paragraph-rsid="031558da"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normal" officeooo:rsid="0317e07e" officeooo:paragraph-rsid="0317e07e" style:font-weight-asian="normal" style:font-weight-complex="normal"/>
    </style:style>
    <style:style style:name="P55" style:family="paragraph" style:parent-style-name="Text_20_body">
      <style:text-properties fo:font-weight="normal" officeooo:rsid="031e10c5" officeooo:paragraph-rsid="031e10c5" style:font-weight-asian="normal" style:font-weight-complex="normal"/>
    </style:style>
    <style:style style:name="P56" style:family="paragraph" style:parent-style-name="Text_20_body">
      <style:text-properties fo:font-weight="normal" officeooo:rsid="0301bd60" officeooo:paragraph-rsid="032099b8" style:font-weight-asian="normal" style:font-weight-complex="normal"/>
    </style:style>
    <style:style style:name="P57" style:family="paragraph" style:parent-style-name="Text_20_body">
      <style:text-properties fo:font-weight="normal" officeooo:rsid="0301bd60" officeooo:paragraph-rsid="0325ace0" style:font-weight-asian="normal" style:font-weight-complex="normal"/>
    </style:style>
    <style:style style:name="P58" style:family="paragraph" style:parent-style-name="Text_20_body">
      <style:text-properties fo:font-weight="normal" officeooo:rsid="03257c76" officeooo:paragraph-rsid="03257c76"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2a0ad" officeooo:paragraph-rsid="0322a0ad"/>
    </style:style>
    <style:style style:name="P89" style:family="paragraph" style:parent-style-name="Text_20_body">
      <style:text-properties officeooo:rsid="03239107" officeooo:paragraph-rsid="0327cc61"/>
    </style:style>
    <style:style style:name="P90" style:family="paragraph" style:parent-style-name="Text_20_body">
      <style:text-properties officeooo:rsid="032e0234"/>
    </style:style>
    <style:style style:name="P91" style:family="paragraph" style:parent-style-name="Text_20_body">
      <style:text-properties officeooo:rsid="032e0234" officeooo:paragraph-rsid="032e0234"/>
    </style:style>
    <style:style style:name="P92" style:family="paragraph" style:parent-style-name="Text_20_body">
      <style:text-properties fo:font-style="normal" officeooo:rsid="034969da" officeooo:paragraph-rsid="034969da" style:font-style-asian="normal" style:font-style-complex="normal"/>
    </style:style>
    <style:style style:name="P93" style:family="paragraph" style:parent-style-name="Text_20_body">
      <style:text-properties fo:font-style="normal" officeooo:rsid="034969da" officeooo:paragraph-rsid="03f09eb0" style:font-style-asian="normal" style:font-style-complex="normal"/>
    </style:style>
    <style:style style:name="P94" style:family="paragraph" style:parent-style-name="Text_20_body">
      <style:text-properties fo:font-style="normal" officeooo:rsid="034969da" officeooo:paragraph-rsid="0272dcef" style:font-style-asian="normal" style:font-style-complex="normal"/>
    </style:style>
    <style:style style:name="P95" style:family="paragraph" style:parent-style-name="Text_20_body">
      <style:text-properties fo:font-style="normal" officeooo:rsid="03a33f41" officeooo:paragraph-rsid="04092fc4" style:font-style-asian="normal" style:font-style-complex="normal"/>
    </style:style>
    <style:style style:name="P96" style:family="paragraph" style:parent-style-name="Text_20_body">
      <style:text-properties fo:font-style="normal" officeooo:rsid="033ccd16" officeooo:paragraph-rsid="04092fc4" style:font-style-asian="normal" style:font-style-complex="normal"/>
    </style:style>
    <style:style style:name="P97" style:family="paragraph" style:parent-style-name="Text_20_body">
      <style:text-properties fo:font-style="normal" officeooo:rsid="0280d57f" officeooo:paragraph-rsid="0280d57f" style:font-style-asian="normal" style:font-style-complex="normal"/>
    </style:style>
    <style:style style:name="P98" style:family="paragraph" style:parent-style-name="Text_20_body">
      <style:text-properties fo:font-style="normal" officeooo:rsid="0272dcef" officeooo:paragraph-rsid="027f7095"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41568db"/>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91c342"/>
    </style:style>
    <style:style style:name="P152" style:family="paragraph" style:parent-style-name="Text_20_body">
      <style:text-properties officeooo:rsid="03860670" officeooo:paragraph-rsid="03860670"/>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4" style:family="paragraph" style:parent-style-name="Bibliography_20_1">
      <style:paragraph-properties>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Text_20_body" style:list-style-name="L1">
      <style:text-properties officeooo:rsid="00585d78" officeooo:paragraph-rsid="016d253d"/>
    </style:style>
    <style:style style:name="P199" style:family="paragraph" style:parent-style-name="Text_20_body" style:list-style-name="L1">
      <style:text-properties officeooo:rsid="005c7b5a" officeooo:paragraph-rsid="016d253d"/>
    </style:style>
    <style:style style:name="P200" style:family="paragraph" style:parent-style-name="Text_20_body" style:list-style-name="L1">
      <style:text-properties officeooo:rsid="00568acf" officeooo:paragraph-rsid="016d253d"/>
    </style:style>
    <style:style style:name="P201" style:family="paragraph" style:parent-style-name="Text_20_body" style:list-style-name="L1">
      <style:text-properties officeooo:rsid="005b1744" officeooo:paragraph-rsid="016d253d"/>
    </style:style>
    <style:style style:name="P202" style:family="paragraph" style:parent-style-name="Text_20_body" style:list-style-name="L1">
      <style:text-properties officeooo:rsid="005b37b7" officeooo:paragraph-rsid="016d253d"/>
    </style:style>
    <style:style style:name="P203" style:family="paragraph" style:parent-style-name="Text_20_body">
      <style:text-properties fo:font-weight="normal" officeooo:rsid="02aa6b40" officeooo:paragraph-rsid="03a66afe" style:font-weight-asian="normal" style:font-weight-complex="normal"/>
    </style:style>
    <style:style style:name="P204" style:family="paragraph" style:parent-style-name="Heading_20_1">
      <style:paragraph-properties fo:break-before="page"/>
    </style:style>
    <style:style style:name="P205" style:family="paragraph" style:parent-style-name="Heading_20_3">
      <style:text-properties officeooo:paragraph-rsid="032be77a"/>
    </style:style>
    <style:style style:name="P206" style:family="paragraph" style:parent-style-name="Heading_20_3">
      <style:text-properties officeooo:rsid="032be77a" officeooo:paragraph-rsid="034a5b24"/>
    </style:style>
    <style:style style:name="P207" style:family="paragraph" style:parent-style-name="Heading_20_3">
      <style:text-properties officeooo:rsid="034c0b41" officeooo:paragraph-rsid="034c0b41"/>
    </style:style>
    <style:style style:name="P208" style:family="paragraph" style:parent-style-name="Heading_20_3">
      <style:text-properties officeooo:rsid="0355a893" officeooo:paragraph-rsid="0355a893"/>
    </style:style>
    <style:style style:name="P209" style:family="paragraph" style:parent-style-name="Heading_20_3">
      <style:text-properties officeooo:paragraph-rsid="034a5b24"/>
    </style:style>
    <style:style style:name="P210" style:family="paragraph" style:parent-style-name="Heading_20_3">
      <style:text-properties officeooo:rsid="0470e59c" officeooo:paragraph-rsid="0470e59c"/>
    </style:style>
    <style:style style:name="P211" style:family="paragraph" style:parent-style-name="Heading_20_3">
      <style:text-properties officeooo:rsid="02846381" officeooo:paragraph-rsid="02846381"/>
    </style:style>
    <style:style style:name="P212" style:family="paragraph" style:parent-style-name="Heading_20_3">
      <style:text-properties officeooo:rsid="02f228b8" officeooo:paragraph-rsid="02f228b8"/>
    </style:style>
    <style:style style:name="P213" style:family="paragraph" style:parent-style-name="Heading_20_3">
      <style:text-properties officeooo:rsid="02e2917d" officeooo:paragraph-rsid="02e2917d"/>
    </style:style>
    <style:style style:name="P214" style:family="paragraph" style:parent-style-name="Heading_20_2">
      <style:text-properties officeooo:rsid="031b2329" officeooo:paragraph-rsid="031b2329"/>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fo:font-weight="bold" officeooo:rsid="03a29b0e" style:font-weight-asian="bold" style:font-weight-complex="bold"/>
    </style:style>
    <style:style style:name="T323" style:family="text">
      <style:text-properties officeooo:rsid="017ac440"/>
    </style:style>
    <style:style style:name="T324" style:family="text">
      <style:text-properties officeooo:rsid="0181aca8"/>
    </style:style>
    <style:style style:name="T325" style:family="text">
      <style:text-properties officeooo:rsid="018c586b"/>
    </style:style>
    <style:style style:name="T326" style:family="text">
      <style:text-properties officeooo:rsid="01a115f0"/>
    </style:style>
    <style:style style:name="T327" style:family="text">
      <style:text-properties officeooo:rsid="01b08c36"/>
    </style:style>
    <style:style style:name="T328" style:family="text">
      <style:text-properties officeooo:rsid="01b15d31"/>
    </style:style>
    <style:style style:name="T329" style:family="text">
      <style:text-properties officeooo:rsid="01b370c8"/>
    </style:style>
    <style:style style:name="T330" style:family="text">
      <style:text-properties officeooo:rsid="007a6a28"/>
    </style:style>
    <style:style style:name="T331" style:family="text">
      <style:text-properties officeooo:rsid="01b925e8"/>
    </style:style>
    <style:style style:name="T332" style:family="text">
      <style:text-properties officeooo:rsid="01b98ff6"/>
    </style:style>
    <style:style style:name="T333" style:family="text">
      <style:text-properties officeooo:rsid="01bcdf06"/>
    </style:style>
    <style:style style:name="T334" style:family="text">
      <style:text-properties officeooo:rsid="01c56c93"/>
    </style:style>
    <style:style style:name="T335" style:family="text">
      <style:text-properties officeooo:rsid="01c82c1e"/>
    </style:style>
    <style:style style:name="T336" style:family="text">
      <style:text-properties officeooo:rsid="01cfb62f"/>
    </style:style>
    <style:style style:name="T337" style:family="text">
      <style:text-properties officeooo:rsid="01d1197c"/>
    </style:style>
    <style:style style:name="T338" style:family="text">
      <style:text-properties officeooo:rsid="01d30df0"/>
    </style:style>
    <style:style style:name="T339" style:family="text">
      <style:text-properties officeooo:rsid="01dc1033"/>
    </style:style>
    <style:style style:name="T340" style:family="text">
      <style:text-properties officeooo:rsid="01998953"/>
    </style:style>
    <style:style style:name="T341" style:family="text">
      <style:text-properties officeooo:rsid="019f7def"/>
    </style:style>
    <style:style style:name="T342" style:family="text">
      <style:text-properties officeooo:rsid="01a36b3a"/>
    </style:style>
    <style:style style:name="T343" style:family="text">
      <style:text-properties officeooo:rsid="01b41ecb"/>
    </style:style>
    <style:style style:name="T344" style:family="text">
      <style:text-properties officeooo:rsid="01b5e791"/>
    </style:style>
    <style:style style:name="T345" style:family="text">
      <style:text-properties officeooo:rsid="01bf344f"/>
    </style:style>
    <style:style style:name="T346" style:family="text">
      <style:text-properties officeooo:rsid="01ffbe9d"/>
    </style:style>
    <style:style style:name="T347" style:family="text">
      <style:text-properties officeooo:rsid="02089563"/>
    </style:style>
    <style:style style:name="T348" style:family="text">
      <style:text-properties officeooo:rsid="0213097d"/>
    </style:style>
    <style:style style:name="T349" style:family="text">
      <style:text-properties officeooo:rsid="021a6033"/>
    </style:style>
    <style:style style:name="T350" style:family="text">
      <style:text-properties officeooo:rsid="021c2e64"/>
    </style:style>
    <style:style style:name="T351" style:family="text">
      <style:text-properties officeooo:rsid="021d0e91"/>
    </style:style>
    <style:style style:name="T352" style:family="text">
      <style:text-properties officeooo:rsid="023b1690"/>
    </style:style>
    <style:style style:name="T353" style:family="text">
      <style:text-properties officeooo:rsid="02444ae9"/>
    </style:style>
    <style:style style:name="T354" style:family="text">
      <style:text-properties officeooo:rsid="027136ec"/>
    </style:style>
    <style:style style:name="T355" style:family="text">
      <style:text-properties officeooo:rsid="0281f49d"/>
    </style:style>
    <style:style style:name="T356" style:family="text">
      <style:text-properties officeooo:rsid="02867e30"/>
    </style:style>
    <style:style style:name="T357" style:family="text">
      <style:text-properties officeooo:rsid="02895db2"/>
    </style:style>
    <style:style style:name="T358" style:family="text">
      <style:text-properties officeooo:rsid="028cbf81"/>
    </style:style>
    <style:style style:name="T359" style:family="text">
      <style:text-properties officeooo:rsid="029deab0"/>
    </style:style>
    <style:style style:name="T360" style:family="text">
      <style:text-properties officeooo:rsid="02a5034a"/>
    </style:style>
    <style:style style:name="T361" style:family="text">
      <style:text-properties officeooo:rsid="02a9d0d2"/>
    </style:style>
    <style:style style:name="T362" style:family="text">
      <style:text-properties officeooo:rsid="02ac4e03"/>
    </style:style>
    <style:style style:name="T363" style:family="text">
      <style:text-properties style:text-position="super 58%" officeooo:rsid="03a47075"/>
    </style:style>
    <style:style style:name="T364" style:family="text">
      <style:text-properties style:text-position="super 58%" officeooo:rsid="03a4e405"/>
    </style:style>
    <style:style style:name="T365" style:family="text">
      <style:text-properties style:text-position="0% 100%" officeooo:rsid="03a47075"/>
    </style:style>
    <style:style style:name="T366" style:family="text">
      <style:text-properties style:text-position="0% 100%" officeooo:rsid="03a4e405"/>
    </style:style>
    <style:style style:name="T367" style:family="text">
      <style:text-properties style:text-position="0% 100%" officeooo:rsid="03a63158"/>
    </style:style>
    <style:style style:name="T368" style:family="text">
      <style:text-properties officeooo:rsid="02cf086a"/>
    </style:style>
    <style:style style:name="T369" style:family="text">
      <style:text-properties officeooo:rsid="02d0e7b1"/>
    </style:style>
    <style:style style:name="T370" style:family="text">
      <style:text-properties officeooo:rsid="02d380db"/>
    </style:style>
    <style:style style:name="T371" style:family="text">
      <style:text-properties officeooo:rsid="02e3c765"/>
    </style:style>
    <style:style style:name="T372" style:family="text">
      <style:text-properties officeooo:rsid="02e88953"/>
    </style:style>
    <style:style style:name="T373" style:family="text">
      <style:text-properties officeooo:rsid="02e9776d"/>
    </style:style>
    <style:style style:name="T374" style:family="text">
      <style:text-properties officeooo:rsid="02f4d926"/>
    </style:style>
    <style:style style:name="T375" style:family="text">
      <style:text-properties officeooo:rsid="030ecd54"/>
    </style:style>
    <style:style style:name="T376" style:family="text">
      <style:text-properties officeooo:rsid="03111d96"/>
    </style:style>
    <style:style style:name="T377" style:family="text">
      <style:text-properties officeooo:rsid="032099b8"/>
    </style:style>
    <style:style style:name="T378" style:family="text">
      <style:text-properties officeooo:rsid="03290f57"/>
    </style:style>
    <style:style style:name="T379" style:family="text">
      <style:text-properties officeooo:rsid="032c8773"/>
    </style:style>
    <style:style style:name="T380" style:family="text">
      <style:text-properties officeooo:rsid="032d1e84"/>
    </style:style>
    <style:style style:name="T381" style:family="text">
      <style:text-properties officeooo:rsid="0355a893"/>
    </style:style>
    <style:style style:name="T382" style:family="text">
      <style:text-properties officeooo:rsid="0364ec3c"/>
    </style:style>
    <style:style style:name="T383" style:family="text">
      <style:text-properties officeooo:rsid="0367fa73"/>
    </style:style>
    <style:style style:name="T384" style:family="text">
      <style:text-properties officeooo:rsid="0375944b"/>
    </style:style>
    <style:style style:name="T385" style:family="text">
      <style:text-properties officeooo:rsid="032ec26a"/>
    </style:style>
    <style:style style:name="T386" style:family="text">
      <style:text-properties officeooo:rsid="0376a746"/>
    </style:style>
    <style:style style:name="T387" style:family="text">
      <style:text-properties officeooo:rsid="0385eade"/>
    </style:style>
    <style:style style:name="T388" style:family="text">
      <style:text-properties officeooo:rsid="038a0ad0"/>
    </style:style>
    <style:style style:name="T389"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44">This filesystem is to cover a wide range of safety and security and usability features. [enumerate and describe functionality shown to the end user]</text:span></text:p>
      <text:p text:style-name="P179"><text:span text:style-name="T354">Mission statement is the first phase in systems engineering, it sets a direction in which further development will tend to. </text:span>Purposefully omitted are any technical details <text:span text:style-name="T344">on how </text:span>to <text:span text:style-name="T340">achieve it</text:span>. <text:span text:style-name="T354">Features are </text:span>mostly described through basic definitions and <text:span text:style-name="T340">elaborate </text:span>examples, <text:span text:style-name="T354">not technical implementations</text:span>. <text:span text:style-name="T340">Usage scenarios </text:span>showing obvious benefits <text:span text:style-name="T376">to end users </text:span>are also presented. <text:span text:style-name="T340">Scenarios show how different people benefit from different subsets of features. [enumerate and describe features]</text:span></text:p>
      <text:p text:style-name="P128"><text:span text:style-name="T354">Ideas and Observations is the second phase in systems engineering called conceptual design, describing </text:span>a wide range of <text:span text:style-name="T345">theoretic </text:span>concepts that could <text:span text:style-name="T301">be </text:span>incorporated into <text:span text:style-name="T345">a new </text:span>filesystem design. <text:span text:style-name="T34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6"/>
      <text:p text:style-name="P137"/>
      <text:h text:style-name="P21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7"><text:a xlink:type="simple" xlink:href="#__RefHeading___Toc3092_2139278338" text:style-name="Index_20_Link" text:visited-style-name="Index_20_Link">Mission Statement Safe cryptographic steganographic advanced filesystem<text:tab/>1</text:a></text:p>
          <text:p text:style-name="P195"><text:a xlink:type="simple" xlink:href="#__RefHeading___Toc3094_2139278338" text:style-name="Index_20_Link" text:visited-style-name="Index_20_Link">Abstract<text:tab/>1</text:a></text:p>
          <text:p text:style-name="P195"><text:a xlink:type="simple" xlink:href="#__RefHeading___Toc3096_2139278338" text:style-name="Index_20_Link" text:visited-style-name="Index_20_Link">Table of Content<text:tab/>1</text:a></text:p>
          <text:p text:style-name="P195"><text:a xlink:type="simple" xlink:href="#__RefHeading___Toc3098_2139278338" text:style-name="Index_20_Link" text:visited-style-name="Index_20_Link">Introduction<text:tab/>2</text:a></text:p>
          <text:p text:style-name="P195"><text:a xlink:type="simple" xlink:href="#__RefHeading___Toc3100_2139278338" text:style-name="Index_20_Link" text:visited-style-name="Index_20_Link">Usage scenarios<text:tab/>6</text:a></text:p>
          <text:p text:style-name="P197"><text:a xlink:type="simple" xlink:href="#__RefHeading___Toc3102_2139278338" text:style-name="Index_20_Link" text:visited-style-name="Index_20_Link">Ideas and Observations Foundations for a versatile filesystem<text:tab/>9</text:a></text:p>
          <text:p text:style-name="P195"><text:a xlink:type="simple" xlink:href="#__RefHeading___Toc3104_2139278338" text:style-name="Index_20_Link" text:visited-style-name="Index_20_Link">Abstract<text:tab/>9</text:a></text:p>
          <text:p text:style-name="P195"><text:a xlink:type="simple" xlink:href="#__RefHeading___Toc2962_2139278338" text:style-name="Index_20_Link" text:visited-style-name="Index_20_Link">Introduction<text:tab/>9</text:a></text:p>
          <text:p text:style-name="P196"><text:a xlink:type="simple" xlink:href="#__RefHeading___Toc2966_2139278338" text:style-name="Index_20_Link" text:visited-style-name="Index_20_Link">Inodes are not efficient.<text:tab/>10</text:a></text:p>
          <text:p text:style-name="P196"><text:a xlink:type="simple" xlink:href="#__RefHeading___Toc2968_2139278338" text:style-name="Index_20_Link" text:visited-style-name="Index_20_Link">B-trees are not efficient.<text:tab/>14</text:a></text:p>
          <text:p text:style-name="P196"><text:a xlink:type="simple" xlink:href="#__RefHeading___Toc4248_1811106159" text:style-name="Index_20_Link" text:visited-style-name="Index_20_Link">Fsync is not efficient.<text:tab/>16</text:a></text:p>
          <text:p text:style-name="P196"><text:a xlink:type="simple" xlink:href="#__RefHeading___Toc3156_190800628" text:style-name="Index_20_Link" text:visited-style-name="Index_20_Link">Atomic sector overwrite is not necessary for consistency.<text:tab/>19</text:a></text:p>
          <text:p text:style-name="P196"><text:a xlink:type="simple" xlink:href="#__RefHeading___Toc3158_190800628" text:style-name="Index_20_Link" text:visited-style-name="Index_20_Link">First few bytes of file should be easier to read.<text:tab/>20</text:a></text:p>
          <text:p text:style-name="P196"><text:a xlink:type="simple" xlink:href="#__RefHeading___Toc3412_1102112787" text:style-name="Index_20_Link" text:visited-style-name="Index_20_Link">Volumes should not be synonymous with partitions.<text:tab/>20</text:a></text:p>
          <text:p text:style-name="P196"><text:a xlink:type="simple" xlink:href="#__RefHeading___Toc2972_2139278338" text:style-name="Index_20_Link" text:visited-style-name="Index_20_Link">Encrypting disk blocks is not useful.<text:tab/>21</text:a></text:p>
          <text:p text:style-name="P196"><text:a xlink:type="simple" xlink:href="#__RefHeading___Toc2974_2139278338" text:style-name="Index_20_Link" text:visited-style-name="Index_20_Link">Overwriting files is not safe or efficient.<text:tab/>22</text:a></text:p>
          <text:p text:style-name="P196"><text:a xlink:type="simple" xlink:href="#__RefHeading___Toc2976_2139278338" text:style-name="Index_20_Link" text:visited-style-name="Index_20_Link">Strategies for data allocation are mutually exclusive.<text:tab/>23</text:a></text:p>
          <text:p text:style-name="P196"><text:a xlink:type="simple" xlink:href="#__RefHeading___Toc2978_2139278338" text:style-name="Index_20_Link" text:visited-style-name="Index_20_Link">Behavior is based on assumptions, not history.<text:tab/>24</text:a></text:p>
          <text:p text:style-name="P196"><text:a xlink:type="simple" xlink:href="#__RefHeading___Toc2980_2139278338" text:style-name="Index_20_Link" text:visited-style-name="Index_20_Link">Once defined data format is not flexible.<text:tab/>25</text:a></text:p>
          <text:p text:style-name="P196"><text:soft-page-break/><text:a xlink:type="simple" xlink:href="#__RefHeading___Toc2982_2139278338" text:style-name="Index_20_Link" text:visited-style-name="Index_20_Link">Blocks can store less than extents.<text:tab/>25</text:a></text:p>
          <text:p text:style-name="P195"><text:a xlink:type="simple" xlink:href="#__RefHeading___Toc3106_2139278338" text:style-name="Index_20_Link" text:visited-style-name="Index_20_Link">Bibliography<text:tab/>27</text:a></text:p>
          <text:p text:style-name="P197"><text:a xlink:type="simple" xlink:href="#__RefHeading___Toc2986_2139278338" text:style-name="Index_20_Link" text:visited-style-name="Index_20_Link">Questions and Answers Topics that reviewers found unclear<text:tab/>2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38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42">but </text:span>having more <text:span text:style-name="T343">capabilities.</text:span> <text:span text:style-name="T34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38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215"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0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44">This filesystem is to cover a wide range of safety and security and usability features. </text:span></text:p>
      <text:p text:style-name="P180"><text:span text:style-name="T354">Mission statement </text:span>explains what the project is <text:span text:style-name="T354">all </text:span>about, <text:span text:style-name="T354">as it is the first phase in systems engineering, it sets a direction in which further development will tend to. </text:span>Purposefully omitted are any technical details <text:span text:style-name="T344">on how </text:span>to <text:span text:style-name="T340">achieve it</text:span>. <text:span text:style-name="T354">Features are </text:span>mostly described through basic definitions and <text:span text:style-name="T340">elaborate </text:span>examples, <text:span text:style-name="T354">not technical implementations</text:span>. <text:span text:style-name="T340">Usage scenarios </text:span>showing obvious benefits are also presented. <text:span text:style-name="T340">Scenarios show how different people benefit from different subsets of features. </text:span></text:p>
      <text:p text:style-name="P128"><text:span text:style-name="T354">Ideas and Observations describe </text:span>a wide range of <text:span text:style-name="T345">theoretic </text:span>concepts that could <text:span text:style-name="T301">be </text:span>incorporated into <text:span text:style-name="T345">a new </text:span>filesystem design. <text:span text:style-name="T345">Potential benefits are presented, and also reasons why these features were not popularized earlier. Expectations of their performance are based on theoretic models and measured empirical evidence. </text:span></text:p>
      <text:p text:style-name="P4">[work in progress]</text:p>
      <text:p text:style-name="P135"/>
      <text:p text:style-name="P135"/>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text:soft-page-break/>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text:soft-page-break/></text:p>
      <text:p text:style-name="P78"><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7">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4">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2">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53">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4"/>
      <text:p text:style-name="P54">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70">the </text:span>three approaches <text:span text:style-name="T369">described below</text:span>, depending on how many entries we expect to hold at any given time. Respective capacities will be tweaked <text:span text:style-name="T360">in order to make performance comparable. As in previous section, we assume hard disks can sustain ~120 MB/s throughput and ~10 ms seek time on average. </text:span></text:p>
      <text:p text:style-name="P47"/>
      <text:p text:style-name="P48">First approach, entire dictionary is stored <text:span text:style-name="T360">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6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60">.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0">Second approach, <text:span text:style-name="T361">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9"><draw:frame draw:style-name="fr7" draw:name="Dictionary 2 hashtable" text:anchor-type="paragraph" svg:width="15.52cm" svg:height="7.22cm" draw:z-index="11"><draw:image xlink:href="../dictionary2.png" xlink:type="simple" xlink:show="embed" xlink:actuate="onLoad"/></draw:frame></text:p>
      <text:p text:style-name="P203">Third approach, <text:span text:style-name="T362">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363">9</text:span><text:span text:style-name="T365"> entries, 3 seeks gives </text:span><text:span text:style-name="T366">4.7x</text:span><text:span text:style-name="T365">10</text:span><text:span text:style-name="T363">1</text:span><text:span text:style-name="T364">2</text:span><text:span text:style-name="T365"> entries, 4 seeks gives </text:span><text:span text:style-name="T366">7</text:span><text:span text:style-name="T365">x10</text:span><text:span text:style-name="T363">1</text:span><text:span text:style-name="T364">5</text:span><text:span text:style-name="T365"> entries, and so on. </text:span><text:span text:style-name="T367">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4"/>
      <text:p text:style-name="P15">This argument is basically the same as for inode extent. If <text:span text:style-name="T368">extent dictionary is considered </text:span>as <text:span text:style-name="T368">a </text:span>metadata of some special file then same <text:span text:style-name="T263">theoretical argument can be applied</text:span>. </text:p>
      <text:p text:style-name="P9"/>
      <text:p text:style-name="P10"><text:soft-page-break/></text:p>
      <text:h text:style-name="P205"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09"><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3"/>
      <text:p text:style-name="P95">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6"/>
      <text:p text:style-name="P84">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5"/>
      <text:p text:style-name="P89">Consider a filesystem where all operations are both atomic and ordered, <text:span text:style-name="T305">with respect to crash</text:span>. <text:span text:style-name="T266">Above that fsync calls are implemented as no-op. </text:span></text:p>
      <text:p text:style-name="P89"><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8"><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0"/>
      <text:p text:style-name="P106"><text:span text:style-name="T387">Consider the folowing layout of a </text:span>filesystem where all operations are atomic and ordered <text:span text:style-name="T290">with respect to crash: </text:span></text:p>
      <text:p text:style-name="P91"/>
      <text:p text:style-name="P91"><text:span text:style-name="T387">F</text:span>irst sector contains <text:span text:style-name="T387">the </text:span>address of last persisted <text:span text:style-name="T387">root inode</text:span>, further sectors <text:span text:style-name="T38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2"><draw:frame draw:style-name="fr8" draw:name="Copy On Write layout" text:anchor-type="paragraph" svg:width="16.131cm" svg:height="9.95cm" draw:z-index="12"><draw:image xlink:href="../cowlayout.png" xlink:type="simple" xlink:show="embed" xlink:actuate="onLoad"/></draw:frame></text:p>
      <text:p text:style-name="P153">Upgrades can be added. A dictionary that maps <text:span text:style-name="T389">ids</text:span> into disk offsets can be referenced from the header. Directories then associate file names and files associate data with extent ids instead of offsets. Changing an inode does not affect the inodes <text:span text:style-name="T389">above </text:span>in a path to the root anymore, <text:soft-page-break/>instead only a dictionary entry <text:span text:style-name="T389">translating the id </text:span>gets updated. <text:span text:style-name="T389">Furthermore, some structures are updated so frequently that patches (diffs) might be stored instead of full structures. That would make checkpointing more lightweight and could lead to more frequent checkpointing. </text:span></text:p>
      <text:p text:style-name="P98"/>
      <text:p text:style-name="P154"><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4"><draw:frame draw:style-name="fr9" draw:name="KeyValue store layout" text:anchor-type="paragraph" svg:width="13.16cm" svg:height="2.29cm" draw:z-index="13"><draw:image xlink:href="../keyvaluelayout.png" xlink:type="simple" xlink:show="embed" xlink:actuate="onLoad"/></draw:frame></text:p>
      <text:p text:style-name="P97">Even simpler document store can be implemented when setcontents method is available. Only one entry can be stored in the file, but it can be arbitrarily complex data structure. <text:span text:style-name="T355">Setcontents is a filesystem operation that truncates the file to zero and writes to it in one combined atomic operation. There is no reference implementation yet. </text:span></text:p>
      <text:p text:style-name="P94"/>
      <text:p text:style-name="P92"/>
      <text:h text:style-name="P206"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384">for </text:span>many years <text:span text:style-name="T384">so far </text:span>this approach <text:span text:style-name="T384">seems to have worded </text:span>just fine. First, this simply moves responsibility down the chain. If possible, it is generally a good idea to implement a trait yourself than depend <text:span text:style-name="T379">on</text:span> other frameworks or hardware. This is because the framework below is by definition a responsibility of some other individual or <text:span text:style-name="T384">organization.</text:span> <text:span text:style-name="T380">Many projects in the history of software got exposed to exploits or got broken due to bugs in <text:s/>borrowed code. </text:span>And regarding hard disks specifically, there are some reasons to doubt whether atomic sector writes are indeed <text:span text:style-name="T384">as real as advertised. Personal conversation with Stephen Tweedie is attached </text:span><text:span text:style-name="T384"><text:bibliography-mark text:identifier="Tweedie15" text:bibliography-type="unpublished" text:author="Stephen Tweedie" text:title="Stephen Tweedie Email.txt" text:year="2015">[Tweedie15]</text:bibliography-mark></text:span><text:span text:style-name="T384">,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386">However, </text:span>phantom writes, corrupted writes, <text:span text:style-name="T386">and </text:span>misplaced writes are not taken into account. <text:span text:style-name="T386">Also a sector write cannot damage anything outside that sector. </text:span></text:p>
      <text:p text:style-name="P138"/>
      <text:p text:style-name="P146"><text:span text:style-name="T200">Ring</text:span><text:span text:style-name="T209"> is a </text:span><text:span text:style-name="T385">disk extent that is sector aligned and long enough to contain some number </text:span>of <text:span text:style-name="T385">data chunks, 2 or more. Chunks </text:span>need to <text:span text:style-name="T385">be of fixed size </text:span>and <text:span text:style-name="T38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draw:frame draw:style-name="fr8" draw:name="Atomic ring" text:anchor-type="paragraph" svg:width="12.741cm" svg:height="3.221cm" draw:z-index="14"><draw:image xlink:href="../atomicring.png" xlink:type="simple" xlink:show="embed" xlink:actuate="onLoad"/></draw:frame><text:soft-page-break/></text:p>
      <text:p text:style-name="P142"/>
      <text:p text:style-name="P147"><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1"><draw:frame draw:style-name="fr8" draw:name="Atomic chain" text:anchor-type="paragraph" svg:width="15.85cm" svg:height="6.98cm" draw:z-index="15"><draw:image xlink:href="../atomicchain.png" xlink:type="simple" xlink:show="embed" xlink:actuate="onLoad"/></draw:frame></text:p>
      <text:p text:style-name="P140"/>
      <text:h text:style-name="P207" text:outline-level="3"><text:bookmark-start text:name="__RefHeading___Toc3158_190800628"/>First few bytes of file should be easier to read. <text:bookmark-end text:name="__RefHeading___Toc3158_190800628"/></text:h>
      <text:p text:style-name="P144">When a directory is opened in <text:span text:style-name="T381">Nautilus</text:span>, all files within it are scanned with a <text:span text:style-name="T200">file</text:span> command that recognizes their type of content. This is a noticable difference with Windows systems where file name extensions are used <text:span text:style-name="T381">to determine content type </text:span>instead. Since <text:span text:style-name="T200">file</text:span> command is used often and uses only first few bytes, these bytes could also be stored within the inode. If a file gets querie<text:span text:style-name="T381">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3"/>
      <text:p text:style-name="P143"/>
      <text:h text:style-name="P208"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381">Zetabyte </text:span><text:soft-page-break/><text:span text:style-name="T381">filesystem </text:span><text:span text:style-name="T381"><text:bibliography-mark text:identifier="ZFS" text:bibliography-type="www" text:author="Jeff Bonwick, Bill Moore" text:title="ZFS: The Last Word in File Systems">[ZFS]</text:bibliography-mark></text:span><text:span text:style-name="T38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Storage pool" text:anchor-type="paragraph" svg:width="7.241cm" svg:height="3.431cm" draw:z-index="16"><draw:image xlink:href="../storagepool.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209" text:outline-level="3"><text:bookmark-start text:name="__RefHeading___Toc2972_2139278338"/>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7">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text:span><text:soft-page-break/><text:span text:style-name="T276">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3">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7"><draw:image xlink:href="../plain.png" xlink:type="simple" xlink:show="embed" xlink:actuate="onLoad"/></draw:frame></text:p>
      <text:p text:style-name="P12"/>
      <text:h text:style-name="P210"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8">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9">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50">for that matter any </text:span>other <text:span text:style-name="T351">data </text:span>structures <text:span text:style-name="T351">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8"><draw:image xlink:href="../datastructs.png" xlink:type="simple" xlink:show="embed" xlink:actuate="onLoad"/></draw:frame><text:soft-page-break/></text:p>
      <text:p text:style-name="P36"/>
      <text:h text:style-name="P211"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7">recompressed, </text:span>and finally stored to another location. <text:span text:style-name="T356">Also</text:span>, compacted segment could be split apart to <text:span text:style-name="T356">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8">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9"><draw:image xlink:href="../allocation-logchunks.png" xlink:type="simple" xlink:show="embed" xlink:actuate="onLoad"/></draw:frame></text:p>
      <text:p text:style-name="P44">Another issue is how chunks from across different snapshots are laid out within the segment. <text:span text:style-name="T359">If </text:span><text:soft-page-break/><text:span text:style-name="T359">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24"><draw:image xlink:href="../allocation-chunksrevs.png" xlink:type="simple" xlink:show="embed" xlink:actuate="onLoad"/></draw:frame></text:p>
      <text:p text:style-name="P36"/>
      <text:h text:style-name="P212" text:outline-level="3"><text:bookmark-start text:name="__RefHeading___Toc2978_2139278338"/>Behavior is based on assumptions, not <text:span text:style-name="T375">history. </text:span><text:bookmark-end text:name="__RefHeading___Toc2978_2139278338"/></text:h>
      <text:p text:style-name="P53">Filesystems can gather internal statistics about the files and other data structures, specifically the patters of how they were accessed in the past. <text:span text:style-name="T37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2"/>
      <text:p text:style-name="P56">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8">Also when <text:span text:style-name="T377">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7"/>
      <text:p text:style-name="P56"><text:span text:style-name="T377">W</text:span>hen a file gets accessed more frequently <text:span text:style-name="T377">than others </text:span>it can be selected for defragmentation or compaction more often than other files. </text:p>
      <text:p text:style-name="P58">Also since filesystem needs to do background scrubbing at some point, statistics can be built to predict peeks and valleys of user initiated disk activity. This way background operations may minimize impact on the foreground, user initiated activity. </text:p>
      <text:p text:style-name="P56"/>
      <text:p text:style-name="P55">Applications and operating systems often use internal statistics to find patter<text:span text:style-name="T378">n</text:span>s like UX design efficiency. There is no reason why this could not be applied to filesystems as well. </text:p>
      <text:p text:style-name="P36"/>
      <text:p text:style-name="P38"><text:soft-page-break/></text:p>
      <text:h text:style-name="P213" text:outline-level="3"><text:bookmark-start text:name="__RefHeading___Toc2980_2139278338"/><text:span text:style-name="T371">Once</text:span> defined data format is not flexible. <text:bookmark-end text:name="__RefHeading___Toc2980_2139278338"/></text:h>
      <text:p text:style-name="P51">Specifications often define <text:span text:style-name="T373">fixed </text:span>data formats and leave <text:span text:style-name="T373">no allowance for dynamic change of data layout</text:span>. <text:span text:style-name="T37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20"><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99"><draw:frame draw:style-name="fr6" draw:name="Complete inode no waste" text:anchor-type="paragraph" svg:width="8.08cm" svg:height="2.311cm" draw:z-index="21"><draw:image xlink:href="../dirextent.png" xlink:type="simple" xlink:show="embed" xlink:actuate="onLoad"/></draw:frame><text:soft-page-break/></text:p>
      <text:p text:style-name="P99">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2"><draw:image xlink:href="../varint.png" xlink:type="simple" xlink:show="embed" xlink:actuate="onLoad"/></draw:frame></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4">ZFS: Jeff Bonwick, Bill Moore, ZFS: The Last Word in File Systems, , </text:p>
          <text:p text:style-name="P194">Rosenblum91: Mendel Rosenblum and John K. Ousterhout, The Design and Implementation of a Log-Structured File System, 1991</text:p>
          <text:p text:style-name="P194">Mathur07: Avantika Mathur et al., The new ext4 filesystem: current status and future plans, 2007, https://www.kernel.org/doc/ols/2007/ols2007v2-pages-21-34.pdf</text:p>
          <text:p text:style-name="P194">McKusi84: Marshall Kirk Mckusick, William N. Joy, Samuel J. Leffler, Robert S. Fabry, A Fast File System for UNIX, 1984</text:p>
          <text:p text:style-name="P194">Twee00: Steven Tweedie, EXT3, Journaling Filesystem, 2000, http://olstrans.sourceforge.net/release/OLS2000-ext3/OLS2000-ext3.html</text:p>
          <text:p text:style-name="P194">OSTEP: Remzi H. Arpaci-Dusseau, Andrea C. Arpaci-Dusseau, Operating Systems: Three Easy Pieces, 2015, http://pages.cs.wisc.edu/~remzi/OSTEP/</text:p>
          <text:p text:style-name="P194">Rodeh12: Ohad Rodeh, BTRFS: The Linux B-tree Filesystem, 2012</text:p>
          <text:p text:style-name="P194">Agraw07: Nitin Agrawal, William J. Bolosky, John R. Douceur, Jacob R. Lorch, A Five-Year Study of File-System Metadata, 2007</text:p>
          <text:p text:style-name="P194">Douceur99: John R. Douceur and William J. Bolosky, A Large-Scale Study of File-System Contents, 1999</text:p>
          <text:p text:style-name="P194">Patterson: David A. Patterson, Kimberly K. Keeton, Hardware Technology Trends and Database Opportunities, </text:p>
          <text:p text:style-name="P194">Pillai13: Thanumalayan Sankaranarayana Pillai, et al, Towards Efficient, Portable Application-Level Consistency, 2013</text:p>
          <text:p text:style-name="P194">Tweedie15: Stephen Tweedie, Stephen Tweedie Email.txt, 2015</text:p>
          <text:p text:style-name="P194">Gutmann96: Peter Gutmann, Secure Deletion of Data from Magnetic andSolid-State Memory, 1996</text:p>
        </text:index-body>
      </text:bibliography>
      <text:p text:style-name="Text_20_body"/>
      <text:p text:style-name="P88">Please know that all cited documents are saved in project's repository and you do not have to search the web to read them. This includes cited web pages. </text:p>
      <text:p text:style-name="Standard"/>
      <text:p text:style-name="P186"/>
      <text:h text:style-name="P204" text:outline-level="1"><draw:frame draw:style-name="fr1" draw:name="Logo over QA" text:anchor-type="paragraph" svg:x="14.944cm" svg:y="-0.289cm" svg:width="2cm" svg:height="1.55cm" draw:z-index="23"><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71">What control will a user have over wiping of files? Wiping of files is not practical? You mean manual wiping? </text:p>
      <text:p text:style-name="P110">There are two different <text:span text:style-name="T337">actions, regular deletion and permanent deletion</text:span>. One is reversible and other is <text:span text:style-name="T336">permanent. Please refer to answer to next question.</text:span></text:p>
      <text:p text:style-name="P130">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4">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71">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5"><text:span text:style-name="T330">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3"/>
      <text:p text:style-name="P71">History of changes to files means that all versions of the file remain stored, or at least a history that can be viewed. <text:span text:style-name="T346">I</text:span>sn’t that impractical in some cases of <text:span text:style-name="T310">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71">Deleted files are permanently gone, how would that be done? In comparison to saving file history...</text:p>
      <text:p text:style-name="P124">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71">Legal questions, may use of the program encounter difficulties with existing laws in some countries? </text:p>
      <text:p text:style-name="P111">Depending on <text:span text:style-name="T314">your country of residence, you may be: </text:span></text:p>
      <text:list xml:id="list5846689657929236453" text:style-name="L1">
        <text:list-item>
          <text:p text:style-name="P198">forbidden from using cryptographic products in general</text:p>
        </text:list-item>
        <text:list-item>
          <text:p text:style-name="P199">required to get license or send notification before import<text:span text:style-name="T315">ing</text:span></text:p>
        </text:list-item>
        <text:list-item>
          <text:p text:style-name="P200">required to disclose cryptographic keys to authorities in advance</text:p>
        </text:list-item>
        <text:list-item>
          <text:p text:style-name="P201">asked to <text:span text:style-name="T338">enter password and hand over </text:span>your laptop</text:p>
        </text:list-item>
        <text:list-item>
          <text:p text:style-name="P200">asked if you have any other undisclosed encrypted partitions</text:p>
        </text:list-item>
        <text:list-item>
          <text:p text:style-name="P202">subpoenaed <text:span text:style-name="T316">to produce </text:span>keys or <text:span text:style-name="T316">de</text:span>crypted data <text:span text:style-name="T316">itself</text:span></text:p>
        </text:list-item>
        <text:list-item>
          <text:p text:style-name="P202">jailed for long time or until your produce encryption keys</text:p>
        </text:list-item>
      </text:list>
      <text:p text:style-name="P112">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7">There are also other features but <text:span text:style-name="T323">some are so specialized that clearly there will not be many people that will have a use for them. This project aims to deliver a versatile filesystem that will be useful to everybody. </text:span></text:p>
      <text:p text:style-name="P114"/>
      <text:p text:style-name="P115"><text:span text:style-name="T322">Compression </text:span><text:span text:style-name="T320">is great, </text:span><text:span text:style-name="T321">but s</text:span><text:span text:style-name="T320">ome files should not be compressed for performance. </text:span></text:p>
      <text:p text:style-name="P131">Some files are almost impossible to compress, audio video formats are a good example. However, performance <text:span text:style-name="T331">does not necessarily </text:span>have to be negatively impacted<text:span text:style-name="T32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
      <text:p text:style-name="P74"><text:soft-page-break/>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2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3">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2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5">Lastly, you said about having it's own type of recovery. Explain in detail how it will recover or roll back. </text:p>
      <text:p text:style-name="P118">Early filesystems like Fast File System and it's descendant Ext2 depended on running a program called <text:span text:style-name="T200">fsck</text:span> that scanned all inodes after an interruption. Later filesystems like Ext3 were using journaling to reapply <text:span text:style-name="T339">a set of changed blocks</text:span>. Later filesystems like Btrfs <text:span text:style-name="T328">and ZFS </text:span>started using copy on write <text:span text:style-name="T327">and checksums</text:span>. <text:span text:style-name="T332">The state of the art solution would perhaps comprise of copy on write, checksums, and intents. </text:span></text:p>
      <text:p text:style-name="P119">From user's perspective one thing should be noticeable: recovery should happen lazily. Mounting an interrupted filesystem should <text:span text:style-name="T332">be achievable in </text:span>sub-second time. Files that were <text:span text:style-name="T332">not closed properly require maintenance and will be scrutinized </text:span>either <text:span text:style-name="T332">at opening </text:span>or during routine scrubbing, whichever comes first. <text:span text:style-name="T332">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29">and intents</text:span>. <text:span text:style-name="T33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1T23:39:31.499000256">2016-08-11</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5H43M55S</meta:editing-duration>
    <meta:editing-cycles>651</meta:editing-cycles>
    <meta:generator>LibreOffice/5.1.4.2$Windows_X86_64 LibreOffice_project/f99d75f39f1c57ebdd7ffc5f42867c12031db97a</meta:generator>
    <dc:date>2016-08-11T23:39:31.120000000</dc:date>
    <meta:document-statistic meta:table-count="1" meta:image-count="22" meta:object-count="3" meta:page-count="32" meta:paragraph-count="263" meta:word-count="13847" meta:character-count="85245" meta:non-whitespace-character-count="7150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